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3.2.2.oxt&#13;Update file created : curly_fr-FR.update.xml&#13;&#13;26.10.2021 13:14:0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3.2.2.oxt&#13;Update file created : curly_fr-FR-A.update.xml&#13;&#13;26.10.2021 13:14: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3.2.2.oxt&#13;Update file created : curly_fr-FR-L.update.xml&#13;&#13;26.10.2021 13:14: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23752321030669801"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708557446326230018" text:style-name="L2">
        <text:list-item>
          <text:p text:style-name="P49">Version 2.1.2 :</text:p>
        </text:list-item>
      </text:list>
      <text:list xml:id="list6968855066350294450" text:style-name="L3">
        <text:list-item>
          <text:list>
            <text:list-item>
              <text:p text:style-name="P50">Localized help : resolved non-functional hyperlink due to API incompatibility introduced by Apache OpenOffice 4.1 (and LibreOffice 4.0).</text:p>
            </text:list-item>
          </text:list>
        </text:list-item>
      </text:list>
      <text:list xml:id="list33359976" text:continue-list="list4708557446326230018" text:style-name="L2">
        <text:list-item>
          <text:p text:style-name="P49">Version 2.1.1 :</text:p>
        </text:list-item>
      </text:list>
      <text:list xml:id="list5015671527922115112"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3378092" text:continue-list="list33359976" text:style-name="L2">
        <text:list-item>
          <text:p text:style-name="P49">Version 2.1.0 :</text:p>
        </text:list-item>
      </text:list>
      <text:list xml:id="list3281794942564071871"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3360424" text:continue-list="list33378092" text:style-name="L2">
        <text:list-item>
          <text:p text:style-name="P49">Version 2.0.0 :</text:p>
        </text:list-item>
      </text:list>
      <text:list xml:id="list7826885343061793799"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3357710" text:continue-list="list33360424" text:style-name="L2">
        <text:list-item>
          <text:p text:style-name="P49">Version 1.5.3 :</text:p>
        </text:list-item>
      </text:list>
      <text:list xml:id="list3569639640179085843"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11683066461214987"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47353335301592083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47617973902715531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16449379432397366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94074984149328688"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56258550672393870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453604069147861755"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922330920467662912"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50967626547354750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697899011203589130" text:style-name="L17">
        <text:list-item>
          <text:p text:style-name="P64">Arg1 : <text:span text:style-name="InstructionMacro">String</text:span> : mandatory, type of control used for the button</text:p>
        </text:list-item>
      </text:list>
      <text:list xml:id="list138666856581161322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549871980140159505"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27153990412875407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54673165470516336"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50341603348228899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56528789090267919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068696075803899592"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56760984252485025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2967399589711847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5147471815616912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84670325807310615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74156077412547998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454339849434809571"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38350241915377341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35322312466228378"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55768288536055519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53520081424477368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240327341021173586"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12112879244969006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02355639604730653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395765999885796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353696"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2348020060689411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18404866835161296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3486468682027188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1</dc:date>
     <text:p>internal</text:p>
     <text:p>Page2</text:p>
     <text:p/>
    </office:annotation>Paragraph styles</text:p>
      <text:p text:style-name="P28"><office:annotation>
     <dc:creator>BM</dc:creator>
     <dc:date>2008-03-13T00:00:00.51</dc:date>
     <text:p>internal</text:p>
     <text:p>Page7</text:p>
     <text:p/>
    </office:annotation>Hyperlinks</text:p>
      <text:p text:style-name="hlp_5f_paragraph"><text:span text:style-name="T14"><office:annotation>
      <dc:creator>BM</dc:creator>
      <dc:date>2008-03-13T00:00:00.51</dc:date>
      <text:p>internal</text:p>
      <text:p>Page3</text:p>
      <text:p/>
     </office:annotation></text:span><text:span text:style-name="T14">Text formatting</text:span></text:p>
      <text:p text:style-name="P28"><office:annotation>
     <dc:creator>BM</dc:creator>
     <dc:date>2008-03-26T00:00:00.5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5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2</dc:date>
     <text:p>external</text:p>
     <text:p>text/swriter/main0210.xhp</text:p>
     <text:p/>
    </office:annotation><text:span text:style-name="T14">Preview topic</text:span> </text:p>
      <text:p text:style-name="hlp_5f_paragraph">This hyperlink displays <text:s/><office:annotation>
     <dc:creator>BM</dc:creator>
     <dc:date>2008-03-15T00:00:00.5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367004" text:continue-list="list5121128792449690067"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3380678" text:continue-list="list3335369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3</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54</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54</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3384523" text:continue-list="list33367004"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Curly quotes” extension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curly quotes" help</text:p>
      <text:list xml:id="list33358820" text:continue-list="list33384523"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fr-FR: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3362903" text:continue-list="list33380678"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3375681"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3369324"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3380900"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text:soft-page-break/>black.</text:p>
        </text:list-item>
      </text:list>
      <text:p text:style-name="hlp_5f_head3"><text:bookmark text:name="other-languages"/>Other languages</text:p>
      <text:list xml:id="list33381889"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3379532" text:continue-list="list33358820"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fr-FR: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3372788" text:continue-list="list33381889"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3355731"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3378145"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3376678"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text:soft-page-break/>document est réglée sur le noir.</text:p>
        </text:list-item>
      </text:list>
      <text:p text:style-name="hlp_5f_head3"><text:bookmark text:name="autres-langues"/>Autres langues</text:p>
      <text:list xml:id="list33359933"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3354680" text:continue-list="list33379532"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fr-FR: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3385785" text:continue-list="list33359933"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3355741"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3370542"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3356145"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text:soft-page-break/>Andere Sprachen</text:p>
      <text:list xml:id="list33356597"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7" meta:character-count="8754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3.2.2")

  setExtensionDescription("en, de, fr")
  setDisplayName("en", "curly (fr-FR)")
  setDisplayName("fr", "curly (fr-FR)")
  setTooltip("en, fr", "en") ' deprecated ! starting from 3.1,use instead setExtensionDescription

  setPublisherName("en", "Peter Triesberger", "https://github.com/peter88213")
  setLicense("en")

  beginUpdateInformation("direct", "direct") 
	setUpdateSource("https://raw.githubusercontent.com/peter88213/curly-fr-FR/master/", "https://raw.githubusercontent.com/peter88213/curly-fr-FR/master/")
  endUpdateInformation
  
endDescription  


beginAnnexes 

  useLibrary("Basic", "curly_fr-FR/")

endAnnexes


beginAddonUI

  beginOfficeHelp
	   beginTitles()
	  	setTitle("curly fr-FR Help", "en")
    	setTitle("curly fr-FR Aide", "fr")
      endTitles
      setURL("Basic", "curly_fr-FR", "help", "show_help")
  endOfficeHelp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works with fr-FR curly quotes)", "en")
              setTitle("Afficher le discours direct (fonctionne avec des citations bouclées fr-FR)",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